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/>
          <table:table-cell table:style-name="ce1" office:value-type="string" calcext:value-type="string" table:number-columns-spanned="20" table:number-rows-spanned="1">
            <text:p>MEAN TOTAL TIMES PER PROGRAM (s)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copy_intro</text:p>
          </table:table-cell>
          <table:table-cell office:value-type="string" calcext:value-type="string">
            <text:p>e-fact</text:p>
          </table:table-cell>
          <table:table-cell office:value-type="string" calcext:value-type="string">
            <text:p>e-simple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hrec</text:p>
          </table:table-cell>
          <table:table-cell office:value-type="string" calcext:value-type="string">
            <text:p>intro1</text:p>
          </table:table-cell>
          <table:table-cell office:value-type="string" calcext:value-type="string">
            <text:p>intro3</text:p>
          </table:table-cell>
          <table:table-cell office:value-type="string" calcext:value-type="string">
            <text:p>l-zipmap</text:p>
          </table:table-cell>
          <table:table-cell office:value-type="string" calcext:value-type="string">
            <text:p>l-zipunzi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c91</text:p>
          </table:table-cell>
          <table:table-cell office:value-type="string" calcext:value-type="string">
            <text:p>mc91-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ult-e</text:p>
          </table:table-cell>
          <table:table-cell office:value-type="string" calcext:value-type="string">
            <text:p>repeat-e</text:p>
          </table:table-cell>
          <table:table-cell office:value-type="string" calcext:value-type="string">
            <text:p>r-lock</text:p>
          </table:table-cell>
          <table:table-cell office:value-type="string" calcext:value-type="string">
            <text:p>r-lock-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-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2" calcext:value-type="float">
            <text:p>0.022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" calcext:value-type="float">
            <text:p>0.0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" calcext:value-type="float">
            <text:p>0.0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3" calcext:value-type="float">
            <text:p>0.843</text:p>
          </table:table-cell>
          <table:table-cell office:value-type="float" office:value="0.042" calcext:value-type="float">
            <text:p>0.042</text:p>
          </table:table-cell>
          <table:table-cell office:value-type="float" office:value="4.989" calcext:value-type="float">
            <text:p>4.989</text:p>
          </table:table-cell>
          <table:table-cell office:value-type="float" office:value="0.015" calcext:value-type="float">
            <text:p>0.0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9" calcext:value-type="float">
            <text:p>0.059</text:p>
          </table:table-cell>
          <table:table-cell office:value-type="float" office:value="3.485" calcext:value-type="float">
            <text:p>3.4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3" calcext:value-type="float">
            <text:p>0.1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44" calcext:value-type="float">
            <text:p>8.244</text:p>
          </table:table-cell>
          <table:table-cell office:value-type="float" office:value="0.041" calcext:value-type="float">
            <text:p>0.041</text:p>
          </table:table-cell>
          <table:table-cell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7" calcext:value-type="float">
            <text:p>0.077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448" calcext:value-type="float">
            <text:p>0.44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float" office:value="0.019" calcext:value-type="float">
            <text:p>0.019</text:p>
          </table:table-cell>
          <table:table-cell table:number-columns-repeated="2"/>
          <table:table-cell table:number-columns-repeated="2" office:value-type="float" office:value="0.016" calcext:value-type="float">
            <text:p>0.016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1.985" calcext:value-type="float">
            <text:p>1.985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61" calcext:value-type="float">
            <text:p>0.061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5.395" calcext:value-type="float">
            <text:p>5.395</text:p>
          </table:table-cell>
          <table:table-cell office:value-type="float" office:value="0.639" calcext:value-type="float">
            <text:p>0.6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69" calcext:value-type="float">
            <text:p>0.069</text:p>
          </table:table-cell>
          <table:table-cell/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float" office:value="2.447" calcext:value-type="float">
            <text:p>2.447</text:p>
          </table:table-cell>
          <table:table-cell office:value-type="float" office:value="10" calcext:value-type="float">
            <text:p>10</text:p>
          </table:table-cell>
          <table:table-cell office:value-type="float" office:value="2.716" calcext:value-type="float">
            <text:p>2.71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7" calcext:value-type="float">
            <text:p>0.047</text:p>
          </table:table-cell>
        </table:table-row>
      </table:table>
      <table:table table:name="CHART" table:style-name="ta1">
        <table:shapes>
          <draw:frame draw:z-index="0" draw:style-name="gr1" draw:text-style-name="P1" svg:width="294.39mm" svg:height="176.1mm" svg:x="0.01mm" svg:y="0mm">
            <loext:p draw:notify-on-update-of-ranges="DATA.A3:DATA.A12 DATA.B2:DATA.B2 DATA.B3:DATA.B12 DATA.A3:DATA.A12 DATA.C2:DATA.C2 DATA.C3:DATA.C12 DATA.A3:DATA.A12 DATA.D2:DATA.D2 DATA.D3:DATA.D12 DATA.A3:DATA.A12 DATA.E2:DATA.E2 DATA.E3:DATA.E12 DATA.A3:DATA.A12 DATA.F2:DATA.F2 DATA.F3:DATA.F12 DATA.A3:DATA.A12 DATA.G2:DATA.G2 DATA.G3:DATA.G12 DATA.A3:DATA.A12 DATA.H2:DATA.H2 DATA.H3:DATA.H12 DATA.A3:DATA.A12 DATA.I2:DATA.I2 DATA.I3:DATA.I12 DATA.A3:DATA.A12 DATA.J2:DATA.J2 DATA.J3:DATA.J12 DATA.A3:DATA.A12 DATA.K2:DATA.K2 DATA.K3:DATA.K12 DATA.A3:DATA.A12 DATA.L2:DATA.L2 DATA.L3:DATA.L12 DATA.A3:DATA.A12 DATA.M2:DATA.M2 DATA.M3:DATA.M12 DATA.A3:DATA.A12 DATA.N2:DATA.N2 DATA.N3:DATA.N12 DATA.A3:DATA.A12 DATA.O2:DATA.O2 DATA.O3:DATA.O12 DATA.A3:DATA.A12 DATA.P2:DATA.P2 DATA.P3:DATA.P12 DATA.A3:DATA.A12 DATA.Q2:DATA.Q2 DATA.Q3:DATA.Q12 DATA.A3:DATA.A12 DATA.R2:DATA.R2 DATA.R3:DATA.R12 DATA.A3:DATA.A12 DATA.S2:DATA.S2 DATA.S3:DATA.S12 DATA.A3:DATA.A12 DATA.T2:DATA.T2 DATA.T3:DATA.T12 DATA.A3:DATA.A12 DATA.U2:DATA.U2 DATA.U3:DATA.U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5:26:35.101983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15:27:03.051789656</dc:date>
    <dc:creator>Yu-Yang Lin</dc:creator>
    <meta:editing-duration>PT2M22S</meta:editing-duration>
    <meta:editing-cycles>3</meta:editing-cycles>
    <meta:generator>LibreOffice/5.0.6.2$Linux_X86_64 LibreOffice_project/00$Build-2</meta:generator>
    <meta:document-statistic meta:table-count="2" meta:cell-count="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44cm" svg:height="17.611cm" xlink:href=".." xlink:type="simple" chart:class="chart:scatter" chart:style-name="ch1">
        <chart:title svg:x="9.504cm" svg:y="0.488cm" chart:style-name="ch2">
          <text:p>MEAN TOTAL EXECUTION TIMES PER PROGRAM</text:p>
        </chart:title>
        <chart:legend chart:legend-position="top" svg:x="3.242cm" svg:y="1.452cm" style:legend-expansion="wide" chart:style-name="ch3"/>
        <chart:plot-area chart:style-name="ch4" table:cell-range-address="DATA.A3:DATA.U12 DATA.B2:DATA.U2" chart:data-source-has-labels="row" svg:x="1.599cm" svg:y="2.9cm" svg:width="27.253cm" svg:height="13.378cm">
          <chartooo:coordinate-region svg:x="2.035cm" svg:y="3.099cm" svg:width="26.445cm" svg:height="12.532cm"/>
          <chart:axis chart:dimension="x" chart:name="primary-x" chart:style-name="ch5">
            <chart:title svg:x="14.586cm" svg:y="16.63cm" chart:style-name="ch6">
              <text:p>BOUND</text:p>
            </chart:title>
          </chart:axis>
          <chart:axis chart:dimension="y" chart:name="primary-y" chart:style-name="ch7">
            <chart:title svg:x="0.451cm" svg:y="12.186cm" chart:style-name="ch8">
              <text:p>MEAN TOTAL EXECUTION TIME (s)</text:p>
            </chart:title>
            <chart:grid chart:style-name="ch9" chart:class="major"/>
          </chart:axis>
          <chart:series chart:style-name="ch10" chart:values-cell-range-address="DATA.B3:DATA.B12" chart:label-cell-address="DATA.B2:DATA.B2" chart:class="chart:scatter">
            <chart:domain table:cell-range-address="DATA.A3:DATA.A12"/>
            <chart:data-point chart:repeated="10"/>
          </chart:series>
          <chart:series chart:style-name="ch11" chart:values-cell-range-address="DATA.C3:DATA.C12" chart:label-cell-address="DATA.C2:DATA.C2" chart:class="chart:scatter">
            <chart:data-point chart:repeated="10"/>
          </chart:series>
          <chart:series chart:style-name="ch12" chart:values-cell-range-address="DATA.D3:DATA.D12" chart:label-cell-address="DATA.D2:DATA.D2" chart:class="chart:scatter">
            <chart:data-point chart:repeated="10"/>
          </chart:series>
          <chart:series chart:style-name="ch13" chart:values-cell-range-address="DATA.E3:DATA.E12" chart:label-cell-address="DATA.E2:DATA.E2" chart:class="chart:scatter">
            <chart:data-point chart:repeated="10"/>
          </chart:series>
          <chart:series chart:style-name="ch14" chart:values-cell-range-address="DATA.F3:DATA.F12" chart:label-cell-address="DATA.F2:DATA.F2" chart:class="chart:scatter">
            <chart:data-point chart:repeated="10"/>
          </chart:series>
          <chart:series chart:style-name="ch15" chart:values-cell-range-address="DATA.G3:DATA.G12" chart:label-cell-address="DATA.G2:DATA.G2" chart:class="chart:scatter">
            <chart:data-point chart:repeated="10"/>
          </chart:series>
          <chart:series chart:style-name="ch16" chart:values-cell-range-address="DATA.H3:DATA.H12" chart:label-cell-address="DATA.H2:DATA.H2" chart:class="chart:scatter">
            <chart:data-point chart:repeated="10"/>
          </chart:series>
          <chart:series chart:style-name="ch17" chart:values-cell-range-address="DATA.I3:DATA.I12" chart:label-cell-address="DATA.I2:DATA.I2" chart:class="chart:scatter">
            <chart:data-point chart:repeated="10"/>
          </chart:series>
          <chart:series chart:style-name="ch18" chart:values-cell-range-address="DATA.J3:DATA.J12" chart:label-cell-address="DATA.J2:DATA.J2" chart:class="chart:scatter">
            <chart:data-point chart:repeated="10"/>
          </chart:series>
          <chart:series chart:style-name="ch19" chart:values-cell-range-address="DATA.K3:DATA.K12" chart:label-cell-address="DATA.K2:DATA.K2" chart:class="chart:scatter">
            <chart:data-point chart:repeated="10"/>
          </chart:series>
          <chart:series chart:style-name="ch20" chart:values-cell-range-address="DATA.L3:DATA.L12" chart:label-cell-address="DATA.L2:DATA.L2" chart:class="chart:scatter">
            <chart:data-point chart:repeated="10"/>
          </chart:series>
          <chart:series chart:style-name="ch21" chart:values-cell-range-address="DATA.M3:DATA.M12" chart:label-cell-address="DATA.M2:DATA.M2" chart:class="chart:scatter">
            <chart:data-point chart:repeated="10"/>
          </chart:series>
          <chart:series chart:style-name="ch22" chart:values-cell-range-address="DATA.N3:DATA.N12" chart:label-cell-address="DATA.N2:DATA.N2" chart:class="chart:scatter">
            <chart:data-point chart:repeated="10"/>
          </chart:series>
          <chart:series chart:style-name="ch23" chart:values-cell-range-address="DATA.O3:DATA.O12" chart:label-cell-address="DATA.O2:DATA.O2" chart:class="chart:scatter">
            <chart:data-point chart:repeated="10"/>
          </chart:series>
          <chart:series chart:style-name="ch24" chart:values-cell-range-address="DATA.P3:DATA.P12" chart:label-cell-address="DATA.P2:DATA.P2" chart:class="chart:scatter">
            <chart:data-point chart:repeated="10"/>
          </chart:series>
          <chart:series chart:style-name="ch25" chart:values-cell-range-address="DATA.Q3:DATA.Q12" chart:label-cell-address="DATA.Q2:DATA.Q2" chart:class="chart:scatter">
            <chart:data-point chart:repeated="10"/>
          </chart:series>
          <chart:series chart:style-name="ch26" chart:values-cell-range-address="DATA.R3:DATA.R12" chart:label-cell-address="DATA.R2:DATA.R2" chart:class="chart:scatter">
            <chart:data-point chart:repeated="10"/>
          </chart:series>
          <chart:series chart:style-name="ch27" chart:values-cell-range-address="DATA.S3:DATA.S12" chart:label-cell-address="DATA.S2:DATA.S2" chart:class="chart:scatter">
            <chart:data-point chart:repeated="10"/>
          </chart:series>
          <chart:series chart:style-name="ch28" chart:values-cell-range-address="DATA.T3:DATA.T12" chart:label-cell-address="DATA.T2:DATA.T2" chart:class="chart:scatter">
            <chart:data-point chart:repeated="10"/>
          </chart:series>
          <chart:series chart:style-name="ch29" chart:values-cell-range-address="DATA.U3:DATA.U12" chart:label-cell-address="DATA.U2:DATA.U2" chart:class="chart:scatter">
            <chart:data-point chart:repeated="10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B2:DATA.B2</svg:desc>
                </draw:g>
              </table:table-cell>
              <table:table-cell office:value-type="string">
                <text:p>copy_intro</text:p>
                <draw:g>
                  <svg:desc>DATA.C2:DATA.C2</svg:desc>
                </draw:g>
              </table:table-cell>
              <table:table-cell office:value-type="string">
                <text:p>e-fact</text:p>
                <draw:g>
                  <svg:desc>DATA.D2:DATA.D2</svg:desc>
                </draw:g>
              </table:table-cell>
              <table:table-cell office:value-type="string">
                <text:p>e-simple</text:p>
                <draw:g>
                  <svg:desc>DATA.E2:DATA.E2</svg:desc>
                </draw:g>
              </table:table-cell>
              <table:table-cell office:value-type="string">
                <text:p>hors</text:p>
                <draw:g>
                  <svg:desc>DATA.F2:DATA.F2</svg:desc>
                </draw:g>
              </table:table-cell>
              <table:table-cell office:value-type="string">
                <text:p>hrec</text:p>
                <draw:g>
                  <svg:desc>DATA.G2:DATA.G2</svg:desc>
                </draw:g>
              </table:table-cell>
              <table:table-cell office:value-type="string">
                <text:p>intro1</text:p>
                <draw:g>
                  <svg:desc>DATA.H2:DATA.H2</svg:desc>
                </draw:g>
              </table:table-cell>
              <table:table-cell office:value-type="string">
                <text:p>intro3</text:p>
                <draw:g>
                  <svg:desc>DATA.I2:DATA.I2</svg:desc>
                </draw:g>
              </table:table-cell>
              <table:table-cell office:value-type="string">
                <text:p>l-zipmap</text:p>
                <draw:g>
                  <svg:desc>DATA.J2:DATA.J2</svg:desc>
                </draw:g>
              </table:table-cell>
              <table:table-cell office:value-type="string">
                <text:p>l-zipunzip</text:p>
                <draw:g>
                  <svg:desc>DATA.K2:DATA.K2</svg:desc>
                </draw:g>
              </table:table-cell>
              <table:table-cell office:value-type="string">
                <text:p>max</text:p>
                <draw:g>
                  <svg:desc>DATA.L2:DATA.L2</svg:desc>
                </draw:g>
              </table:table-cell>
              <table:table-cell office:value-type="string">
                <text:p>mc91</text:p>
                <draw:g>
                  <svg:desc>DATA.M2:DATA.M2</svg:desc>
                </draw:g>
              </table:table-cell>
              <table:table-cell office:value-type="string">
                <text:p>mc91-e</text:p>
                <draw:g>
                  <svg:desc>DATA.N2:DATA.N2</svg:desc>
                </draw:g>
              </table:table-cell>
              <table:table-cell office:value-type="string">
                <text:p>mult</text:p>
                <draw:g>
                  <svg:desc>DATA.O2:DATA.O2</svg:desc>
                </draw:g>
              </table:table-cell>
              <table:table-cell office:value-type="string">
                <text:p>mult-e</text:p>
                <draw:g>
                  <svg:desc>DATA.P2:DATA.P2</svg:desc>
                </draw:g>
              </table:table-cell>
              <table:table-cell office:value-type="string">
                <text:p>repeat-e</text:p>
                <draw:g>
                  <svg:desc>DATA.Q2:DATA.Q2</svg:desc>
                </draw:g>
              </table:table-cell>
              <table:table-cell office:value-type="string">
                <text:p>r-lock</text:p>
                <draw:g>
                  <svg:desc>DATA.R2:DATA.R2</svg:desc>
                </draw:g>
              </table:table-cell>
              <table:table-cell office:value-type="string">
                <text:p>r-lock-e</text:p>
                <draw:g>
                  <svg:desc>DATA.S2:DATA.S2</svg:desc>
                </draw:g>
              </table:table-cell>
              <table:table-cell office:value-type="string">
                <text:p>sum</text:p>
                <draw:g>
                  <svg:desc>DATA.T2:DATA.T2</svg:desc>
                </draw:g>
              </table:table-cell>
              <table:table-cell office:value-type="string">
                <text:p>sum-e</text:p>
                <draw:g>
                  <svg:desc>DATA.U2:DATA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3:DATA.A12</svg:desc>
                </draw:g>
              </table:table-cell>
              <table:table-cell office:value-type="float" office:value="0.016">
                <text:p>0.016</text:p>
                <draw:g>
                  <svg:desc>DATA.B3:DATA.B12</svg:desc>
                </draw:g>
              </table:table-cell>
              <table:table-cell office:value-type="float" office:value="0.015">
                <text:p>0.015</text:p>
                <draw:g>
                  <svg:desc>DATA.C3:DATA.C12</svg:desc>
                </draw:g>
              </table:table-cell>
              <table:table-cell office:value-type="float" office:value="0.013">
                <text:p>0.013</text:p>
                <draw:g>
                  <svg:desc>DATA.D3:DATA.D12</svg:desc>
                </draw:g>
              </table:table-cell>
              <table:table-cell office:value-type="float" office:value="0.013">
                <text:p>0.013</text:p>
                <draw:g>
                  <svg:desc>DATA.E3:DATA.E12</svg:desc>
                </draw:g>
              </table:table-cell>
              <table:table-cell office:value-type="float" office:value="0.017">
                <text:p>0.017</text:p>
                <draw:g>
                  <svg:desc>DATA.F3:DATA.F12</svg:desc>
                </draw:g>
              </table:table-cell>
              <table:table-cell office:value-type="float" office:value="0.012">
                <text:p>0.012</text:p>
                <draw:g>
                  <svg:desc>DATA.G3:DATA.G12</svg:desc>
                </draw:g>
              </table:table-cell>
              <table:table-cell office:value-type="float" office:value="0.018">
                <text:p>0.018</text:p>
                <draw:g>
                  <svg:desc>DATA.H3:DATA.H12</svg:desc>
                </draw:g>
              </table:table-cell>
              <table:table-cell office:value-type="float" office:value="0.013">
                <text:p>0.013</text:p>
                <draw:g>
                  <svg:desc>DATA.I3:DATA.I12</svg:desc>
                </draw:g>
              </table:table-cell>
              <table:table-cell office:value-type="float" office:value="0.016">
                <text:p>0.016</text:p>
                <draw:g>
                  <svg:desc>DATA.J3:DATA.J12</svg:desc>
                </draw:g>
              </table:table-cell>
              <table:table-cell office:value-type="float" office:value="0.017">
                <text:p>0.017</text:p>
                <draw:g>
                  <svg:desc>DATA.K3:DATA.K12</svg:desc>
                </draw:g>
              </table:table-cell>
              <table:table-cell office:value-type="float" office:value="0.014">
                <text:p>0.014</text:p>
                <draw:g>
                  <svg:desc>DATA.L3:DATA.L12</svg:desc>
                </draw:g>
              </table:table-cell>
              <table:table-cell office:value-type="float" office:value="0.015">
                <text:p>0.015</text:p>
                <draw:g>
                  <svg:desc>DATA.M3:DATA.M12</svg:desc>
                </draw:g>
              </table:table-cell>
              <table:table-cell office:value-type="float" office:value="0.012">
                <text:p>0.012</text:p>
                <draw:g>
                  <svg:desc>DATA.N3:DATA.N12</svg:desc>
                </draw:g>
              </table:table-cell>
              <table:table-cell office:value-type="float" office:value="0.012">
                <text:p>0.012</text:p>
                <draw:g>
                  <svg:desc>DATA.O3:DATA.O12</svg:desc>
                </draw:g>
              </table:table-cell>
              <table:table-cell office:value-type="float" office:value="0.013">
                <text:p>0.013</text:p>
                <draw:g>
                  <svg:desc>DATA.P3:DATA.P12</svg:desc>
                </draw:g>
              </table:table-cell>
              <table:table-cell office:value-type="float" office:value="0.012">
                <text:p>0.012</text:p>
                <draw:g>
                  <svg:desc>DATA.Q3:DATA.Q12</svg:desc>
                </draw:g>
              </table:table-cell>
              <table:table-cell office:value-type="float" office:value="0.012">
                <text:p>0.012</text:p>
                <draw:g>
                  <svg:desc>DATA.R3:DATA.R12</svg:desc>
                </draw:g>
              </table:table-cell>
              <table:table-cell office:value-type="float" office:value="0.014">
                <text:p>0.014</text:p>
                <draw:g>
                  <svg:desc>DATA.S3:DATA.S12</svg:desc>
                </draw:g>
              </table:table-cell>
              <table:table-cell office:value-type="float" office:value="0.014">
                <text:p>0.014</text:p>
                <draw:g>
                  <svg:desc>DATA.T3:DATA.T12</svg:desc>
                </draw:g>
              </table:table-cell>
              <table:table-cell office:value-type="float" office:value="0.015">
                <text:p>0.015</text:p>
                <draw:g>
                  <svg:desc>DATA.U3:DATA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">
                <text:p>0.026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5">
                <text:p>0.015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21">
                <text:p>0.021</text:p>
              </table:table-cell>
              <table:table-cell office:value-type="float" office:value="0.023">
                <text:p>0.023</text:p>
              </table:table-cell>
              <table:table-cell office:value-type="float" office:value="0.024">
                <text:p>0.024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5">
                <text:p>0.045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22">
                <text:p>0.022</text:p>
              </table:table-cell>
              <table:table-cell office:value-type="float" office:value="10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035">
                <text:p>0.035</text:p>
              </table:table-cell>
              <table:table-cell office:value-type="float" office:value="0.026">
                <text:p>0.026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27">
                <text:p>0.027</text:p>
              </table:table-cell>
              <table:table-cell office:value-type="float" office:value="0.022">
                <text:p>0.022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45">
                <text:p>0.145</text:p>
              </table:table-cell>
              <table:table-cell office:value-type="float" office:value="0.029">
                <text:p>0.029</text:p>
              </table:table-cell>
              <table:table-cell office:value-type="float" office:value="0.083">
                <text:p>0.083</text:p>
              </table:table-cell>
              <table:table-cell office:value-type="float" office:value="0.015">
                <text:p>0.015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37">
                <text:p>0.037</text:p>
              </table:table-cell>
              <table:table-cell office:value-type="float" office:value="0.092">
                <text:p>0.092</text:p>
              </table:table-cell>
              <table:table-cell office:value-type="float" office:value="0.03">
                <text:p>0.03</text:p>
              </table:table-cell>
              <table:table-cell office:value-type="float" office:value="0.066">
                <text:p>0.066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43">
                <text:p>0.843</text:p>
              </table:table-cell>
              <table:table-cell office:value-type="float" office:value="0.042">
                <text:p>0.042</text:p>
              </table:table-cell>
              <table:table-cell office:value-type="float" office:value="4.989">
                <text:p>4.989</text:p>
              </table:table-cell>
              <table:table-cell office:value-type="float" office:value="0.015">
                <text:p>0.01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59">
                <text:p>0.059</text:p>
              </table:table-cell>
              <table:table-cell office:value-type="float" office:value="3.485">
                <text:p>3.485</text:p>
              </table:table-cell>
              <table:table-cell office:value-type="float" office:value="0.035">
                <text:p>0.035</text:p>
              </table:table-cell>
              <table:table-cell office:value-type="float" office:value="0.177">
                <text:p>0.177</text:p>
              </table:table-cell>
              <table:table-cell office:value-type="float" office:value="0.13">
                <text:p>0.13</text:p>
              </table:table-cell>
              <table:table-cell office:value-type="float" office:value="0.027">
                <text:p>0.027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244">
                <text:p>8.244</text:p>
              </table:table-cell>
              <table:table-cell office:value-type="float" office:value="0.041">
                <text:p>0.041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77">
                <text:p>0.077</text:p>
              </table:table-cell>
              <table:table-cell office:value-type="float" office:value="10">
                <text:p>10</text:p>
              </table:table-cell>
              <table:table-cell office:value-type="float" office:value="0.071">
                <text:p>0.071</text:p>
              </table:table-cell>
              <table:table-cell office:value-type="float" office:value="0.448">
                <text:p>0.448</text:p>
              </table:table-cell>
              <table:table-cell office:value-type="float" office:value="0.084">
                <text:p>0.084</text:p>
              </table:table-cell>
              <table:table-cell office:value-type="float" office:value="0.028">
                <text:p>0.028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4">
                <text:p>0.0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92">
                <text:p>0.092</text:p>
              </table:table-cell>
              <table:table-cell office:value-type="float" office:value="NaN">
                <text:p>NaN</text:p>
              </table:table-cell>
              <table:table-cell office:value-type="float" office:value="0.138">
                <text:p>0.138</text:p>
              </table:table-cell>
              <table:table-cell office:value-type="float" office:value="1.985">
                <text:p>1.985</text:p>
              </table:table-cell>
              <table:table-cell office:value-type="float" office:value="0.199">
                <text:p>0.199</text:p>
              </table:table-cell>
              <table:table-cell office:value-type="float" office:value="0.038">
                <text:p>0.038</text:p>
              </table:table-cell>
              <table:table-cell office:value-type="float" office:value="0.028">
                <text:p>0.028</text:p>
              </table:table-cell>
              <table:table-cell office:value-type="float" office:value="0.024">
                <text:p>0.024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0.467">
                <text:p>0.467</text:p>
              </table:table-cell>
              <table:table-cell office:value-type="float" office:value="5.395">
                <text:p>5.395</text:p>
              </table:table-cell>
              <table:table-cell office:value-type="float" office:value="0.639">
                <text:p>0.639</text:p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  <table:table-cell office:value-type="float" office:value="0.028">
                <text:p>0.028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146">
                <text:p>0.146</text:p>
              </table:table-cell>
              <table:table-cell office:value-type="float" office:value="NaN">
                <text:p>NaN</text:p>
              </table:table-cell>
              <table:table-cell office:value-type="float" office:value="2.447">
                <text:p>2.447</text:p>
              </table:table-cell>
              <table:table-cell office:value-type="float" office:value="10">
                <text:p>10</text:p>
              </table:table-cell>
              <table:table-cell office:value-type="float" office:value="2.716">
                <text:p>2.716</text:p>
              </table:table-cell>
              <table:table-cell office:value-type="float" office:value="0.043">
                <text:p>0.043</text:p>
              </table:table-cell>
              <table:table-cell office:value-type="float" office:value="0.049">
                <text:p>0.049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53">
                <text:p>0.053</text:p>
              </table:table-cell>
              <table:table-cell office:value-type="float" office:value="0.047">
                <text:p>0.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